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rsid="00239bb9" officeooo:paragraph-rsid="00239bb9"/>
    </style:style>
    <style:style style:name="P6" style:family="paragraph" style:parent-style-name="Standard">
      <style:text-properties fo:font-weight="bold" officeooo:rsid="00239bb9" officeooo:paragraph-rsid="00239bb9" style:font-weight-asian="bold" style:font-weight-complex="bold"/>
    </style:style>
    <style:style style:name="P7" style:family="paragraph" style:parent-style-name="Table_20_Contents">
      <style:paragraph-properties fo:line-height="142%"/>
      <style:text-properties fo:font-weight="bold"/>
    </style:style>
    <style:style style:name="P8" style:family="paragraph" style:parent-style-name="Table_20_Contents">
      <style:paragraph-properties fo:line-height="142%"/>
    </style:style>
    <style:style style:name="P9" style:family="paragraph" style:parent-style-name="Table_20_Heading">
      <style:paragraph-properties fo:line-height="142%" fo:text-align="center" style:justify-single-word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10" style:family="text">
      <style:text-properties officeooo:rsid="001efd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10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8">$BASH</text:span><text:span text:style-name="T4"> this is example of system variable that tell the location of bash on your machine</text:span></text:p>
      <text:p text:style-name="P4"><text:span text:style-name="T1">5. </text:span><text:span text:style-name="T7">$BASH_VERSION </text:span><text:span text:style-name="T1">This tell the bash version on the machine</text:span></text:p>
      <text:p text:style-name="P4"><text:span text:style-name="T1">6. </text:span><text:span text:style-name="T7">$HOME </text:span><text:span text:style-name="T1">This gives the home directory</text:span></text:p>
      <text:p text:style-name="P4"><text:span text:style-name="T1">7. </text:span><text:span text:style-name="T7">$PWD</text:span><text:span text:style-name="T1"> This gives the working directory</text:span></text:p>
      <text:p text:style-name="P4"><text:span text:style-name="T1">8. </text:span><text:span text:style-name="T9">read &lt;variable name&gt; </text:span><text:span text:style-name="T5">This command takes input from user and store it in the variable given</text:span></text:p>
      <text:p text:style-name="P5"><text:span text:style-name="T1">9. read -p <text:s/>Strings to display</text:span></text:p>
      <text:p text:style-name="P5"><text:span text:style-name="T1"/></text:p>
      <text:p text:style-name="P6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57635634576">
          <table:table-cell table:style-name="Table1.A1" office:value-type="string">
            <text:p text:style-name="P9">Operator</text:p>
          </table:table-cell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9">Example</text:p>
          </table:table-cell>
        </table:table-row>
        <table:table-row table:style-name="TableLine94257635634576">
          <table:table-cell table:style-name="Table1.A2" office:value-type="string">
            <text:p text:style-name="P7">-eq</text:p>
          </table:table-cell>
          <table:table-cell table:style-name="Table1.B2" office:value-type="string">
            <text:p text:style-name="P8">Checks if the value of two operands are equal or not; if yes, then the condition becomes true.</text:p>
          </table:table-cell>
          <table:table-cell table:style-name="Table1.C2" office:value-type="string">
            <text:p text:style-name="P8">[ $a -eq $b ] is not true.</text:p>
          </table:table-cell>
        </table:table-row>
        <table:table-row table:style-name="TableLine94257635634576">
          <table:table-cell table:style-name="Table1.A3" office:value-type="string">
            <text:p text:style-name="P7">-ne</text:p>
          </table:table-cell>
          <table:table-cell table:style-name="Table1.B3" office:value-type="string">
            <text:p text:style-name="P8">Checks if the value of two operands are equal or not; if values are not equal, then the condition becomes true.</text:p>
          </table:table-cell>
          <table:table-cell table:style-name="Table1.C3" office:value-type="string">
            <text:p text:style-name="P8">[ $a -ne $b ] is true.</text:p>
          </table:table-cell>
        </table:table-row>
        <table:table-row table:style-name="TableLine94257635634576">
          <table:table-cell table:style-name="Table1.A4" office:value-type="string">
            <text:p text:style-name="P7">-gt</text:p>
          </table:table-cell>
          <table:table-cell table:style-name="Table1.B4" office:value-type="string">
            <text:p text:style-name="P8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8">[ $a -gt $b ] is not true.</text:p>
          </table:table-cell>
        </table:table-row>
        <table:table-row table:style-name="TableLine94257635634576">
          <table:table-cell table:style-name="Table1.A5" office:value-type="string">
            <text:p text:style-name="P7">-lt</text:p>
          </table:table-cell>
          <table:table-cell table:style-name="Table1.B5" office:value-type="string">
            <text:p text:style-name="P8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8">[ $a -lt $b ] is true.</text:p>
          </table:table-cell>
        </table:table-row>
        <table:table-row table:style-name="TableLine94257635634576">
          <table:table-cell table:style-name="Table1.A6" office:value-type="string">
            <text:p text:style-name="P7">-ge</text:p>
          </table:table-cell>
          <table:table-cell table:style-name="Table1.B6" office:value-type="string">
            <text:p text:style-name="P8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8">[ $a -ge $b ] is not true.</text:p>
          </table:table-cell>
        </table:table-row>
        <table:table-row table:style-name="TableLine94257635634576">
          <table:table-cell table:style-name="Table1.A7" office:value-type="string">
            <text:p text:style-name="P7">-le</text:p>
          </table:table-cell>
          <table:table-cell table:style-name="Table1.B7" office:value-type="string">
            <text:p text:style-name="P8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8">[ $a -le $b ] is true.</text:p>
          </table:table-cell>
        </table:table-row>
      </table:table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2-12-21T15:13:53.683918803</dc:date>
    <meta:editing-duration>PT13H6M44S</meta:editing-duration>
    <meta:editing-cycles>4</meta:editing-cycles>
    <meta:document-statistic meta:table-count="1" meta:image-count="0" meta:object-count="0" meta:page-count="1" meta:paragraph-count="30" meta:word-count="334" meta:character-count="1732" meta:non-whitespace-character-count="1427"/>
  </office:meta>
</office:document-meta>
</file>